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line-height="150%"/>
      <style:text-properties style:font-name="Liberation Serif"/>
    </style:style>
    <style:style style:name="P2" style:family="paragraph" style:parent-style-name="Heading_20_1">
      <style:text-properties style:font-name="Liberation Serif"/>
    </style:style>
    <style:style style:name="P3" style:family="paragraph" style:parent-style-name="Standard">
      <style:paragraph-properties fo:line-height="150%"/>
      <style:text-properties style:font-name="Liberation Serif"/>
    </style:style>
    <style:style style:name="P4" style:family="paragraph" style:parent-style-name="Standard">
      <style:paragraph-properties fo:line-height="150%"/>
      <style:text-properties style:font-name="Liberation Serif" officeooo:rsid="000c5887" officeooo:paragraph-rsid="000c5887"/>
    </style:style>
    <style:style style:name="P5" style:family="paragraph" style:parent-style-name="Standard">
      <style:paragraph-properties fo:line-height="150%"/>
      <style:text-properties style:font-name="Liberation Serif" officeooo:rsid="004084c1" officeooo:paragraph-rsid="004084c1" fo:background-color="#ffff00"/>
    </style:style>
    <style:style style:name="P6" style:family="paragraph" style:parent-style-name="Subtitle">
      <style:paragraph-properties fo:line-height="150%"/>
      <style:text-properties style:font-name="Liberation Serif"/>
    </style:style>
    <style:style style:name="P7" style:family="paragraph" style:parent-style-name="Text_20_body">
      <style:text-properties style:font-name="Liberation Serif" officeooo:rsid="001ebe6d" officeooo:paragraph-rsid="001ebe6d"/>
    </style:style>
    <style:style style:name="P8" style:family="paragraph" style:parent-style-name="Text_20_body">
      <style:paragraph-properties fo:line-height="150%"/>
      <style:text-properties style:font-name="Liberation Serif" officeooo:rsid="000d9e98" officeooo:paragraph-rsid="000d9e98"/>
    </style:style>
    <style:style style:name="P9" style:family="paragraph" style:parent-style-name="Text_20_body">
      <style:text-properties style:font-name="Liberation Serif" officeooo:rsid="0015f6e1" officeooo:paragraph-rsid="0015f6e1"/>
    </style:style>
    <style:style style:name="P10" style:family="paragraph" style:parent-style-name="Text_20_body">
      <style:text-properties style:font-name="Liberation Serif" officeooo:rsid="001949b3" officeooo:paragraph-rsid="001949b3"/>
    </style:style>
    <style:style style:name="P11" style:family="paragraph" style:parent-style-name="Text_20_body">
      <style:text-properties style:font-name="Liberation Serif" officeooo:rsid="001ce408" officeooo:paragraph-rsid="001ce408"/>
    </style:style>
    <style:style style:name="P12" style:family="paragraph" style:parent-style-name="Text_20_body">
      <style:text-properties officeooo:rsid="002285dd" officeooo:paragraph-rsid="0022e847"/>
    </style:style>
    <style:style style:name="P13" style:family="paragraph" style:parent-style-name="Text_20_body">
      <style:text-properties officeooo:rsid="0022e847" officeooo:paragraph-rsid="0022e847"/>
    </style:style>
    <style:style style:name="P14" style:family="paragraph" style:parent-style-name="Text_20_body">
      <style:text-properties officeooo:rsid="00246d45" officeooo:paragraph-rsid="00246d45"/>
    </style:style>
    <style:style style:name="P15" style:family="paragraph" style:parent-style-name="Text_20_body">
      <style:text-properties officeooo:rsid="00254c3e" officeooo:paragraph-rsid="00254c3e"/>
    </style:style>
    <style:style style:name="P16" style:family="paragraph" style:parent-style-name="Text_20_body">
      <style:text-properties officeooo:rsid="0026f99c" officeooo:paragraph-rsid="0026f99c"/>
    </style:style>
    <style:style style:name="P17" style:family="paragraph" style:parent-style-name="Text_20_body">
      <style:text-properties officeooo:rsid="0028960d" officeooo:paragraph-rsid="0028960d"/>
    </style:style>
    <style:style style:name="P18" style:family="paragraph" style:parent-style-name="Text_20_body">
      <style:text-properties officeooo:rsid="002ae84c" officeooo:paragraph-rsid="002ae84c"/>
    </style:style>
    <style:style style:name="P19" style:family="paragraph" style:parent-style-name="Text_20_body">
      <style:text-properties officeooo:rsid="002ca73a" officeooo:paragraph-rsid="002ca73a"/>
    </style:style>
    <style:style style:name="P20" style:family="paragraph" style:parent-style-name="Text_20_body">
      <style:text-properties officeooo:rsid="002e36ef" officeooo:paragraph-rsid="002e36ef"/>
    </style:style>
    <style:style style:name="P21" style:family="paragraph" style:parent-style-name="Text_20_body">
      <style:text-properties officeooo:paragraph-rsid="0031c498"/>
    </style:style>
    <style:style style:name="P22" style:family="paragraph" style:parent-style-name="Text_20_body">
      <style:text-properties officeooo:rsid="0034cc29" officeooo:paragraph-rsid="0034cc29"/>
    </style:style>
    <style:style style:name="P23" style:family="paragraph" style:parent-style-name="Text_20_body">
      <style:text-properties officeooo:rsid="0037af75" officeooo:paragraph-rsid="0037af75"/>
    </style:style>
    <style:style style:name="P24" style:family="paragraph" style:parent-style-name="Text_20_body">
      <style:text-properties officeooo:rsid="003a1317" officeooo:paragraph-rsid="003a1317"/>
    </style:style>
    <style:style style:name="P25" style:family="paragraph" style:parent-style-name="Text_20_body">
      <style:text-properties officeooo:rsid="003ca375" officeooo:paragraph-rsid="003ca375"/>
    </style:style>
    <style:style style:name="P26" style:family="paragraph" style:parent-style-name="Text_20_body">
      <style:text-properties officeooo:paragraph-rsid="003ca375"/>
    </style:style>
    <style:style style:name="P27" style:family="paragraph" style:parent-style-name="Text_20_body">
      <style:text-properties style:text-underline-style="solid" style:text-underline-width="auto" style:text-underline-color="font-color" officeooo:rsid="0043e511" officeooo:paragraph-rsid="0043e511"/>
    </style:style>
    <style:style style:name="P28" style:family="paragraph" style:parent-style-name="Text_20_body">
      <style:text-properties officeooo:rsid="003a3054" officeooo:paragraph-rsid="003a3054" fo:background-color="#ffff00"/>
    </style:style>
    <style:style style:name="P29" style:family="paragraph" style:parent-style-name="Text_20_body">
      <style:text-properties officeooo:rsid="003a3054" officeooo:paragraph-rsid="003c0269" fo:background-color="#ffff00"/>
    </style:style>
    <style:style style:name="P30" style:family="paragraph" style:parent-style-name="Text_20_body">
      <style:text-properties officeooo:rsid="003a3054" officeooo:paragraph-rsid="004582cc" fo:background-color="#ffff00"/>
    </style:style>
    <style:style style:name="P31" style:family="paragraph" style:parent-style-name="Text_20_body">
      <style:text-properties officeooo:rsid="005a8d07" officeooo:paragraph-rsid="005a8d07" fo:background-color="#ffff00"/>
    </style:style>
    <style:style style:name="P32" style:family="paragraph" style:parent-style-name="Text_20_body">
      <style:text-properties officeooo:rsid="005a8d07" officeooo:paragraph-rsid="005bea16" fo:background-color="#ffff00"/>
    </style:style>
    <style:style style:name="P33" style:family="paragraph" style:parent-style-name="Text_20_body">
      <style:text-properties fo:font-size="14pt" officeooo:rsid="003a3054" officeooo:paragraph-rsid="00415afe" fo:background-color="#ffff00" style:font-size-asian="14pt" style:font-size-complex="14pt"/>
    </style:style>
    <style:style style:name="P34" style:family="paragraph" style:parent-style-name="Text_20_body">
      <style:text-properties fo:font-size="14pt" officeooo:rsid="003a3054" officeooo:paragraph-rsid="0041e6cf" fo:background-color="#ffff00" style:font-size-asian="14pt" style:font-size-complex="14pt"/>
    </style:style>
    <style:style style:name="P35" style:family="paragraph" style:parent-style-name="Text_20_body">
      <style:text-properties fo:font-size="14pt" officeooo:rsid="003a3054" officeooo:paragraph-rsid="00439b19" fo:background-color="#ffff00" style:font-size-asian="14pt" style:font-size-complex="14pt"/>
    </style:style>
    <style:style style:name="P36" style:family="paragraph" style:parent-style-name="Text_20_body">
      <style:text-properties officeooo:rsid="0043e511" officeooo:paragraph-rsid="0043e511"/>
    </style:style>
    <style:style style:name="P37" style:family="paragraph" style:parent-style-name="Text_20_body">
      <style:text-properties officeooo:rsid="0046939e" officeooo:paragraph-rsid="003a3054"/>
    </style:style>
    <style:style style:name="P38" style:family="paragraph" style:parent-style-name="Text_20_body">
      <style:text-properties officeooo:rsid="005052ba" officeooo:paragraph-rsid="005052ba"/>
    </style:style>
    <style:style style:name="P39" style:family="paragraph" style:parent-style-name="Text_20_body">
      <style:text-properties officeooo:rsid="00524991" officeooo:paragraph-rsid="00524991"/>
    </style:style>
    <style:style style:name="P40" style:family="paragraph" style:parent-style-name="Text_20_body">
      <style:text-properties officeooo:rsid="0056993b" officeooo:paragraph-rsid="0056993b"/>
    </style:style>
    <style:style style:name="P41" style:family="paragraph" style:parent-style-name="Text_20_body">
      <style:text-properties officeooo:rsid="0058feed" officeooo:paragraph-rsid="0058feed"/>
    </style:style>
    <style:style style:name="P42" style:family="paragraph" style:parent-style-name="Text_20_body">
      <style:text-properties officeooo:rsid="005dbd4c" officeooo:paragraph-rsid="005dbd4c"/>
    </style:style>
    <style:style style:name="P43" style:family="paragraph" style:parent-style-name="Text_20_body">
      <style:text-properties officeooo:rsid="005ea260" officeooo:paragraph-rsid="005ea260"/>
    </style:style>
    <style:style style:name="P44" style:family="paragraph" style:parent-style-name="Text_20_body">
      <style:text-properties officeooo:rsid="0067e685" officeooo:paragraph-rsid="0067e685"/>
    </style:style>
    <style:style style:name="T1" style:family="text">
      <style:text-properties officeooo:rsid="0007157d"/>
    </style:style>
    <style:style style:name="T2" style:family="text">
      <style:text-properties style:text-underline-style="none" officeooo:rsid="003ca375"/>
    </style:style>
    <style:style style:name="T3" style:family="text">
      <style:text-properties style:text-underline-style="none" officeooo:rsid="003f4503"/>
    </style:style>
    <style:style style:name="T4" style:family="text">
      <style:text-properties style:text-underline-style="none" officeooo:rsid="00402759"/>
    </style:style>
    <style:style style:name="T5" style:family="text">
      <style:text-properties style:text-underline-style="none" officeooo:rsid="00550110"/>
    </style:style>
    <style:style style:name="T6" style:family="text">
      <style:text-properties officeooo:rsid="000f6355"/>
    </style:style>
    <style:style style:name="T7" style:family="text">
      <style:text-properties officeooo:rsid="001044f1"/>
    </style:style>
    <style:style style:name="T8" style:family="text">
      <style:text-properties officeooo:rsid="001235ca"/>
    </style:style>
    <style:style style:name="T9" style:family="text">
      <style:text-properties officeooo:rsid="0013c5f2"/>
    </style:style>
    <style:style style:name="T10" style:family="text">
      <style:text-properties officeooo:rsid="0017ca8d"/>
    </style:style>
    <style:style style:name="T11" style:family="text">
      <style:text-properties officeooo:rsid="001c5845"/>
    </style:style>
    <style:style style:name="T12" style:family="text">
      <style:text-properties officeooo:rsid="001edf9c"/>
    </style:style>
    <style:style style:name="T13" style:family="text">
      <style:text-properties officeooo:rsid="0029a60a"/>
    </style:style>
    <style:style style:name="T14" style:family="text">
      <style:text-properties officeooo:rsid="0029ac82"/>
    </style:style>
    <style:style style:name="T15" style:family="text">
      <style:text-properties officeooo:rsid="0031c498"/>
    </style:style>
    <style:style style:name="T16" style:family="text">
      <style:text-properties officeooo:rsid="0033356e"/>
    </style:style>
    <style:style style:name="T17" style:family="text">
      <style:text-properties officeooo:rsid="003898a2"/>
    </style:style>
    <style:style style:name="T18" style:family="text">
      <style:text-properties officeooo:rsid="003c0269"/>
    </style:style>
    <style:style style:name="T19" style:family="text">
      <style:text-properties officeooo:rsid="003ca375"/>
    </style:style>
    <style:style style:name="T20" style:family="text">
      <style:text-properties officeooo:rsid="003e35d5"/>
    </style:style>
    <style:style style:name="T21" style:family="text">
      <style:text-properties officeooo:rsid="00412f46"/>
    </style:style>
    <style:style style:name="T22" style:family="text">
      <style:text-properties officeooo:rsid="0046939e"/>
    </style:style>
    <style:style style:name="T23" style:family="text">
      <style:text-properties officeooo:rsid="00486487"/>
    </style:style>
    <style:style style:name="T24" style:family="text">
      <style:text-properties officeooo:rsid="004bf823"/>
    </style:style>
    <style:style style:name="T25" style:family="text">
      <style:text-properties officeooo:rsid="0053a289"/>
    </style:style>
    <style:style style:name="T26" style:family="text">
      <style:text-properties officeooo:rsid="00550110"/>
    </style:style>
    <style:style style:name="T27" style:family="text">
      <style:text-properties officeooo:rsid="005712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ota: </text:span>Pequeño problema - solución. No problemas grandes. </text:p>
      <text:p text:style-name="P3"/>
      <text:p text:style-name="P1">JAVASCRIPT</text:p>
      <text:p text:style-name="P6">PRIMEROS PASOS CON JAVASCRIPT</text:p>
      <text:p text:style-name="P3">- Etiqueta script con defer Vs etiqueta script fin body</text:p>
      <text:p text:style-name="P3">- Scripts en el navegador, js en linea VS js en archivo.</text:p>
      <text:p text:style-name="P3">- Alerts con javascrip.</text:p>
      <text:p text:style-name="P3">- document.write("Hola mundo");</text:p>
      <text:p text:style-name="P3"/>
      <text:p text:style-name="P5">EJERCICIO ALERT CON JS DESDE DIFERENTES SITIOS: JS en linea, archivo y script en el <text:span text:style-name="T21">html. <text:s/></text:span><text:span text:style-name="T23">(</text:span><text:span text:style-name="T24">15</text:span><text:span text:style-name="T23">’?)</text:span></text:p>
      <text:h text:style-name="P2" text:outline-level="1">- Herramienta para desarrolladores y la consola del navegador.</text:h>
      <text:p text:style-name="P4">Console.log()</text:p>
      <text:p text:style-name="P6">VARIABLES</text:p>
      <text:h text:style-name="P2" text:outline-level="1"><text:span text:style-name="T7">C</text:span>omentarios <text:span text:style-name="T7">y variables</text:span></text:h>
      <text:p text:style-name="P8">Tipos de comentarios. <text:span text:style-name="T6">Qué es una variable.Console.log + variables. </text:span><text:span text:style-name="T8">Orden de las variables y su re</text:span><text:span text:style-name="T9">sultado tras actualizar y no actualizarlas</text:span><text:span text:style-name="T8">. </text:span></text:p>
      <text:h text:style-name="P2" text:outline-level="1">Modo estricto</text:h>
      <text:p text:style-name="P9">¿Qué es y qué hace? ‘<text:span text:style-name="T10">use strict</text:span>’. <text:span text:style-name="T11">Algunas cosas nuevas solo funcionan con el ‘use strict’. </text:span></text:p>
      <text:p text:style-name="P10">Programación más correcta. </text:p>
      <text:h text:style-name="P2" text:outline-level="1">Let y var</text:h>
      <text:p text:style-name="P11">Mostrar con if cómo con var la variable de dentro cambia pero usando let dentro del if la variable no cambia ya que es otra variable diferente interna a esa parte del código. </text:p>
      <text:h text:style-name="P2" text:outline-level="1">Constantes</text:h>
      <text:p text:style-name="P7">Una variable que su valor no puede cambiar. <text:span text:style-name="T12">Visualizar cómo da error al modificar una constante. </text:span></text:p>
      <text:p text:style-name="P7"><text:soft-page-break/></text:p>
      <text:p text:style-name="Subtitle">Tipos de datos y operadores</text:p>
      <text:h text:style-name="Heading_20_1" text:outline-level="1">Operadores y tipos de datos</text:h>
      <text:p text:style-name="P12">Operadores:</text:p>
      <text:p text:style-name="P12">Son operadores matemáticos. Mostrar con variables diferentes operaciones matemáticas</text:p>
      <text:p text:style-name="P13">+ - * / % </text:p>
      <text:p text:style-name="P14">Tipos de datos:</text:p>
      <text:p text:style-name="P15">numero entero, cadena de texto, booleano, </text:p>
      <text:p text:style-name="P16">Number(String numero)-→ transforma ese número como string en número <text:span text:style-name="T13">(entero,flotante, etc.)</text:span> </text:p>
      <text:p text:style-name="P17">parseInt(String numero) –&gt; <text:span text:style-name="T14">transforma numero string a entero. </text:span></text:p>
      <text:p text:style-name="P18">parseFloat(String numero) –&gt; convertir un número string a uno decimal. </text:p>
      <text:p text:style-name="P18"/>
      <text:h text:style-name="Heading_20_1" text:outline-level="1">Detectar el tipo de dato con Typeof</text:h>
      <text:p text:style-name="P19"/>
      <text:p text:style-name="P20">type of variable –&gt; Te indica el tipo de dato de esa variable. </text:p>
      <text:p text:style-name="P43">Hacer una calculadora de suma y mostrarles paso a paso cómo se hace. </text:p>
      <text:p text:style-name="P20"/>
      <text:p text:style-name="P33">Calculadora normal con variables. <text:span text:style-name="T23">(30’?)</text:span></text:p>
      <text:p text:style-name="P20"/>
      <text:p text:style-name="P20"/>
      <text:p text:style-name="Subtitle">Estructuras de control – Condicionales</text:p>
      <text:h text:style-name="Heading_20_1" text:outline-level="1">Condicional if</text:h>
      <text:p text:style-name="P21"><text:span text:style-name="T15">Mayor que, menor que, igual, </text:span><text:span text:style-name="T16">estrictamente igual, diferente. </text:span></text:p>
      <text:p text:style-name="P21"/>
      <text:p text:style-name="P34">Calculadora normal con variables y estructura if. <text:span text:style-name="T23">(30’?)</text:span></text:p>
      <text:h text:style-name="Heading_20_1" text:outline-level="1">Operadores lógicos</text:h>
      <text:p text:style-name="P22">&amp;&amp; / || / !</text:p>
      <text:h text:style-name="Heading_20_1" text:outline-level="1"><text:soft-page-break/>Condicional switch</text:h>
      <text:p text:style-name="P23">Con la edad: 18= recién mayor de edad, 25=adulto; 40 = crisis de los 40, 75= anciano, default=edad neutra.</text:p>
      <text:p text:style-name="P35">Calculadora normal con variables y estructura switch case. <text:span text:style-name="T23">(30’)</text:span></text:p>
      <text:p text:style-name="Subtitle">Alertas y ventanas <text:span text:style-name="T17">(me salté los bucles)</text:span></text:p>
      <text:p text:style-name="P24"/>
      <text:p text:style-name="P25">Alerta: <text:span text:style-name="T20">alert()</text:span></text:p>
      <text:p text:style-name="P26"><text:span text:style-name="T19">Ventana de confirmación: </text:span><text:span text:style-name="T20">confirm()</text:span></text:p>
      <text:p text:style-name="P26"><text:span text:style-name="T19">Ventana de ingreso de datos</text:span><text:span text:style-name="T2">: </text:span><text:span text:style-name="T3">prompt(“</text:span><text:span text:style-name="T4">texto</text:span><text:span text:style-name="T3">”,</text:span><text:span text:style-name="T4">valor_por_defecto</text:span><text:span text:style-name="T3">)</text:span></text:p>
      <text:p text:style-name="P30">Calculadora introduciendo datos con ventanas <text:span text:style-name="T23">(15-20’)</text:span></text:p>
      <text:p text:style-name="P30"><text:span text:style-name="T18">Calculadora introduciendo datos con ventanas y </text:span>utilizando estructu<text:span text:style-name="T22">r</text:span>as de control de flujo. <text:span text:style-name="T23">(1h)</text:span></text:p>
      <text:p text:style-name="P36"/>
      <text:p text:style-name="P27"/>
      <text:p text:style-name="Subtitle">Estructuras de control -Iteradores y bucles</text:p>
      <text:h text:style-name="Heading_20_1" text:outline-level="1">Bucle for</text:h>
      <text:p text:style-name="P39">Mostrar por consola números de 0 a 10.</text:p>
      <text:p text:style-name="P39">Explicar las partes del bucle for: <text:span text:style-name="T25">contador; </text:span><text:span text:style-name="T26">condición en la que seguirá haciendo iteraciones;</text:span><text:span text:style-name="T5"> incrementador/decrementador del contador. </text:span></text:p>
      <text:p text:style-name="P38"/>
      <text:p text:style-name="P40">Debugger; <text:span text:style-name="T27">o ir debugueando el bucle.</text:span></text:p>
      <text:p text:style-name="P41">Probar a hacer lo mismo pero con <text:s/>el decrementador. </text:p>
      <text:p text:style-name="P41"/>
      <text:p text:style-name="P31">Ejercicio: Contar números de 0-100 con bucle for.</text:p>
      <text:p text:style-name="P44"/>
      <text:p text:style-name="P42"/>
      <text:p text:style-name="P38"/>
      <text:p text:style-name="P38"/>
      <text:p text:style-name="P36"/>
      <text:p text:style-name="P36"/>
      <text:p text:style-name="P36"/>
      <text:p text:style-name="Subtitle"><text:soft-page-break/>EJERCICIOS</text:p>
      <text:p text:style-name="P28">Calculadora normal con variables.</text:p>
      <text:p text:style-name="P28">Calculadora normal con variables y estructura if.</text:p>
      <text:p text:style-name="P28">Calculadora normal con variables y estructura switch case.</text:p>
      <text:p text:style-name="P29">Calculadora introduciendo datos con ventanas</text:p>
      <text:p text:style-name="P29"><text:span text:style-name="T18">Calculadora introduciendo datos con ventanas y </text:span>utilizando estructu<text:span text:style-name="T22">r</text:span>as de control de flujo.</text:p>
      <text:p text:style-name="P32">Ejercicio: Contar números de 0-100 con bucle for.</text:p>
      <text:p text:style-name="P32"/>
      <text:p text:style-name="P37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29T14:27:21.514000000</dc:date>
    <meta:editing-duration>P2DT1H37M5S</meta:editing-duration>
    <meta:editing-cycles>95</meta:editing-cycles>
    <meta:document-statistic meta:table-count="0" meta:image-count="0" meta:object-count="0" meta:page-count="4" meta:paragraph-count="63" meta:word-count="467" meta:character-count="3058" meta:non-whitespace-character-count="2635"/>
  </office:meta>
</office:document-meta>
</file>